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00fed" officeooo:paragraph-rsid="00000fe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11721" officeooo:paragraph-rsid="0001172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56c3c" officeooo:paragraph-rsid="00056c3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11721" officeooo:paragraph-rsid="0001172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030e3d" officeooo:paragraph-rsid="00030e3d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030e3d" officeooo:paragraph-rsid="000ac4e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098d4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09b39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08058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0ce3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2227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7b757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1b8d5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056c3c" officeooo:paragraph-rsid="00202fa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202fae" officeooo:paragraph-rsid="00202fae" style:font-size-asian="12.25pt" style:font-size-complex="14pt"/>
    </style:style>
    <style:style style:name="T1" style:family="text">
      <style:text-properties officeooo:rsid="00011721"/>
    </style:style>
    <style:style style:name="T2" style:family="text">
      <style:text-properties style:text-underline-style="none"/>
    </style:style>
    <style:style style:name="T3" style:family="text">
      <style:text-properties officeooo:rsid="00056c3c"/>
    </style:style>
    <style:style style:name="T4" style:family="text">
      <style:text-properties officeooo:rsid="00072508"/>
    </style:style>
    <style:style style:name="T5" style:family="text">
      <style:text-properties officeooo:rsid="00098d49"/>
    </style:style>
    <style:style style:name="T6" style:family="text">
      <style:text-properties officeooo:rsid="000ac4e6"/>
    </style:style>
    <style:style style:name="T7" style:family="text">
      <style:text-properties officeooo:rsid="000b4657"/>
    </style:style>
    <style:style style:name="T8" style:family="text">
      <style:text-properties style:text-underline-style="solid" style:text-underline-width="auto" style:text-underline-color="font-color" officeooo:rsid="001a85ad"/>
    </style:style>
    <style:style style:name="T9" style:family="text">
      <style:text-properties style:text-underline-style="solid" style:text-underline-width="auto" style:text-underline-color="font-color" officeooo:rsid="00165c98"/>
    </style:style>
    <style:style style:name="T10" style:family="text">
      <style:text-properties style:text-underline-style="solid" style:text-underline-width="auto" style:text-underline-color="font-color" officeooo:rsid="0017b757"/>
    </style:style>
    <style:style style:name="T11" style:family="text">
      <style:text-properties style:text-underline-style="solid" style:text-underline-width="auto" style:text-underline-color="font-color" officeooo:rsid="001b8d51"/>
    </style:style>
    <style:style style:name="T12" style:family="text">
      <style:text-properties officeooo:rsid="00165c98"/>
    </style:style>
    <style:style style:name="T13" style:family="text">
      <style:text-properties officeooo:rsid="0017b757"/>
    </style:style>
    <style:style style:name="T14" style:family="text">
      <style:text-properties officeooo:rsid="0018c5f4"/>
    </style:style>
    <style:style style:name="T15" style:family="text">
      <style:text-properties officeooo:rsid="001a85ad"/>
    </style:style>
    <style:style style:name="T16" style:family="text">
      <style:text-properties officeooo:rsid="001b8d51"/>
    </style:style>
    <style:style style:name="T17" style:family="text">
      <style:text-properties officeooo:rsid="001d14df"/>
    </style:style>
    <style:style style:name="T18" style:family="text">
      <style:text-properties officeooo:rsid="001e3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E GESTION PARTIE</text:p>
      <text:p text:style-name="P1"/>
      <text:p text:style-name="P2">Algorithme<text:span text:style-name="T2"> gestionPartie</text:span></text:p>
      <text:p text:style-name="P2"/>
      <text:p text:style-name="P2">variables :<text:span text:style-name="T2"> </text:span></text:p>
      <text:p text:style-name="P2"/>
      <text:p text:style-name="P4">iHauteurPlateau : entier</text:p>
      <text:p text:style-name="P4">iLargeurPlateau : entier</text:p>
      <text:p text:style-name="P4">iNbJeton : entier</text:p>
      <text:p text:style-name="P4">iJ1 : entier</text:p>
      <text:p text:style-name="P5">iJ2<text:span text:style-name="T1"> : entier</text:span></text:p>
      <text:p text:style-name="P5">iCouleurJ1<text:span text:style-name="T1"> : </text:span><text:span text:style-name="T6">chaine de caractères</text:span></text:p>
      <text:p text:style-name="P6">iCouleurJ2<text:span text:style-name="T1"> : </text:span><text:span text:style-name="T6">chaine de caractères</text:span></text:p>
      <text:p text:style-name="P5"/>
      <text:p text:style-name="P3">début :</text:p>
      <text:p text:style-name="P10"><text:tab/><text:span text:style-name="T4">iHauteurPlateau</text:span>← saisir()</text:p>
      <text:p text:style-name="P9"><text:tab/><text:span text:style-name="T12">i</text:span><text:span text:style-name="T5">Largeur</text:span><text:span text:style-name="T4">Plateau</text:span>← saisir()</text:p>
      <text:p text:style-name="P7"><text:tab/><text:span text:style-name="T7">iNbJeton</text:span>← saisir()</text:p>
      <text:p text:style-name="P11"><text:tab/><text:span text:style-name="T9">if</text:span><text:span text:style-name="T12"> (</text:span><text:span text:style-name="T13">choisirCommencer</text:span><text:span text:style-name="T18">()</text:span><text:span text:style-name="T13"> == 1) </text:span><text:span text:style-name="T10">alors</text:span></text:p>
      <text:p text:style-name="P12"><text:tab/><text:tab/><text:span text:style-name="T13">iJ1 </text:span>←<text:span text:style-name="T13">1</text:span></text:p>
      <text:p text:style-name="P12"><text:span text:style-name="T13"><text:tab/><text:tab/>iJ2 </text:span>←<text:span text:style-name="T14">2</text:span></text:p>
      <text:p text:style-name="P13"><text:tab/><text:span text:style-name="T11">sinon</text:span></text:p>
      <text:p text:style-name="P13"><text:tab/><text:tab/><text:span text:style-name="T13">iJ1 </text:span>←<text:span text:style-name="T16">2</text:span></text:p>
      <text:p text:style-name="P13"><text:span text:style-name="T13"><text:tab/><text:tab/>iJ2 </text:span>←<text:span text:style-name="T16">1</text:span></text:p>
      <text:p text:style-name="P13"><text:span text:style-name="T15"><text:tab/></text:span><text:span text:style-name="T11">f</text:span><text:span text:style-name="T8">in si</text:span></text:p>
      <text:p text:style-name="P14"><text:tab/><text:span text:style-name="T17">iCouleurJ1</text:span>←<text:span text:style-name="T17">choisirCouleur()</text:span></text:p>
      <text:p text:style-name="P15"><text:tab/>iCouleurJ2<text:span text:style-name="T3">←</text:span><text:span text:style-name="T17">choisirCouleur()</text:span></text:p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2:09:29.019087404</meta:creation-date>
    <dc:date>2023-12-14T12:30:30.001854494</dc:date>
    <meta:editing-duration>PT20M48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58" meta:character-count="431" meta:non-whitespace-character-count="378"/>
  </office:meta>
</office:document-meta>
</file>